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ara Rupasinghe,</text:p>
      <text:p text:style-name="Standard">119, Colombo rd,</text:p>
      <text:p text:style-name="Standard">Puwakpitiya.</text:p>
      <text:p text:style-name="Standard">10.11.2011</text:p>
      <text:p text:style-name="Standard"/>
      <text:p text:style-name="Standard">Board of Study,</text:p>
      <text:p text:style-name="Standard">Research &amp; Higher Degrees,</text:p>
      <text:p text:style-name="Standard">UCSC.</text:p>
      <text:p text:style-name="Standard"/>
      <text:p text:style-name="Standard">Dear Sir,</text:p>
      <text:p text:style-name="Standard"/>
      <text:p text:style-name="P1">Request to extend project submit deadline</text:p>
      <text:p text:style-name="P1"/>
      <text:p text:style-name="Standard"/>
      <text:p text:style-name="P3">I'm doing my MCS project with Dr. Prasad Wimalaratne and I submit my draft dissertation to Dr.Prasad and I was addressing his review comment. And suddenly I was admitted to hispital on Sunday 6<text:span text:style-name="T1">th</text:span> Nov <text:s/>and as they diagnose it was appendisitis and operate following morning. They discharged me 8<text:span text:style-name="T1">th</text:span> Nov evening. Eventhough they ask me rest for couple of days because of the wound. </text:p>
      <text:p text:style-name="P3">Therefore please do the needful to extend my submission deadline. Following are the <text:s/>details of my project,</text:p>
      <text:p text:style-name="Standard"/>
      <text:p text:style-name="P2">Reg. No.<text:tab/>: 2008/MCS/045</text:p>
      <text:p text:style-name="P2">Index No<text:tab/>: 08440454<text:line-break/>Title<text:tab/><text:tab/>: Emulate Ad-Hoc Sensor Network using Smart Phones<text:line-break/>Supervisor<text:tab/>: Dr. Prasad Wimalaratne</text:p>
      <text:p text:style-name="Standard"/>
      <text:p text:style-name="Standard">Please find the copies of attached Diagnostic card and the Medical report.</text:p>
      <text:p text:style-name="Standard"/>
      <text:p text:style-name="Standard">Thank you.</text:p>
      <text:p text:style-name="Standard"/>
      <text:p text:style-name="Standard"/>
      <text:p text:style-name="Standard"/>
      <text:p text:style-name="Standard"/>
      <text:p text:style-name="Standard"/>
      <text:p text:style-name="Standard">….........................</text:p>
      <text:p text:style-name="Standard">Thisra Rupasing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1-11-10T22:05:44</meta:creation-date>
    <dc:date>2011-11-11T09:34:25</dc:date>
    <dc:creator>Thisara Rupasinghe</dc:creator>
    <meta:editing-duration>PT00H24M49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1" meta:paragraph-count="17" meta:word-count="145" meta:character-count="901"/>
  </office:meta>
</office:document-meta>
</file>